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53472in"/>
    </style:style>
    <style:style style:name="TableColumn0102" style:family="table-column">
      <style:table-column-properties style:column-width="0.013889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 table:number-columns-spanned="2">
            <text:p text:style-name="P3"><text:span text:style-name="T25">Родионов Дмитрий Игоревич</text:span><text:span text:style-name="T26"/></text:p>
          </table:table-cell>
          <table:covered-table-cell/>
        </table:table-row>
        <table:table-row table:style-name="TableRow0101">
          <table:table-cell table:style-name="TableCell010100" table:number-columns-spanned="3">
            <text:p text:style-name="P6"><text:span text:style-name="T27">Java</text:span><text:span text:style-name="T28"/></text:p>
          </table:table-cell>
          <table:covered-table-cell/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Переопределение метода - это когда дочерний класс может переопределить методы своего родительского класса.<text:s/></text:span><text:span text:style-name="T39"/></text:p>
          </table:table-cell>
        </table:table-row>
        <table:table-row table:style-name="TableRow0103">
          <table:table-cell table:style-name="TableCell010300">
            <text:p text:style-name="P11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1"><text:span text:style-name="T49">Вложенные внутренние/статические , локальные и анонимные классы.</text:span><text:span text:style-name="T50"/></text:p>
          </table:table-cell>
        </table:table-row>
        <table:table-row table:style-name="TableRow0104">
          <table:table-cell table:style-name="TableCell010400">
            <text:p text:style-name="P13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3"><text:span text:style-name="T64">Для классов - запретить наследование(для неизменяемых объектов), для методов - запретить переопределение в подклассах, для переменных, используемых как константы.</text:span><text:span text:style-name="T65"/></text:p>
          </table:table-cell>
        </table:table-row>
        <table:table-row table:style-name="TableRow0105">
          <table:table-cell table:style-name="TableCell010500">
            <text:p text:style-name="P15"><text:span text:style-name="T66">Какие</text:span><text:span text:style-name="T67"><text:s/></text:span><text:span text:style-name="T68">есть</text:span><text:span text:style-name="T69"><text:s/></text:span><text:span text:style-name="T70">варианты</text:span><text:span text:style-name="T71"><text:s/></text:span><text:span text:style-name="T72">использования</text:span><text:span text:style-name="T73"><text:s/></text:span><text:span text:style-name="T74">ключевого</text:span><text:span text:style-name="T75"><text:s/></text:span><text:span text:style-name="T76">слова</text:span><text:span text:style-name="T77"><text:s/>try?</text:span><text:span text:style-name="T78"/></text:p>
          </table:table-cell>
          <table:table-cell table:style-name="TableCell010501">
            <text:p text:style-name="P15"><text:span text:style-name="T79">Обработка исключений и для автоматических закрытий ресурсов.</text:span><text:span text:style-name="T80"/></text:p>
          </table:table-cell>
        </table:table-row>
        <table:table-row table:style-name="TableRow0106">
          <table:table-cell table:style-name="TableCell010600">
            <text:p text:style-name="P17"><text:span text:style-name="T81">Какие</text:span><text:span text:style-name="T82"><text:s/></text:span><text:span text:style-name="T83">есть</text:span><text:span text:style-name="T84"><text:s/></text:span><text:span text:style-name="T85">стандартные</text:span><text:span text:style-name="T86"><text:s/></text:span><text:span text:style-name="T87">реализации</text:span><text:span text:style-name="T88"><text:s/></text:span><text:span text:style-name="T89">интерфейса</text:span><text:span text:style-name="T90"><text:s/>List<text:s/></text:span><text:span text:style-name="T91">и</text:span><text:span text:style-name="T92"><text:s/></text:span><text:span text:style-name="T93">в</text:span><text:span text:style-name="T94"><text:s/></text:span><text:span text:style-name="T95">каких</text:span><text:span text:style-name="T96"><text:s/></text:span><text:span text:style-name="T97">ситуациях</text:span><text:span text:style-name="T98"><text:s/></text:span><text:span text:style-name="T99">их</text:span><text:span text:style-name="T100"><text:s/></text:span><text:span text:style-name="T101">нужно</text:span><text:span text:style-name="T102"><text:s/></text:span><text:span text:style-name="T103">использовать</text:span><text:span text:style-name="T104">?</text:span><text:span text:style-name="T105"/></text:p>
          </table:table-cell>
          <table:table-cell table:style-name="TableCell010601">
            <text:p text:style-name="P17"><text:span text:style-name="T105">ArrayList(</text:span><text:span text:style-name="T106">динамически изменяемый массив) - более эффективен чем следующий, но минусы в скорости вставки/удаления. LinkedList(двухсторонний связанный список) - используется, когда часто нужно вставлять(удалять) из середины списка(с минимальными перемещениями по списку)</text:span><text:span text:style-name="T107"/></text:p>
          </table:table-cell>
        </table:table-row>
        <table:table-row table:style-name="TableRow0107">
          <table:table-cell table:style-name="TableCell010700">
            <text:p text:style-name="P19"><text:span text:style-name="T108">В</text:span><text:span text:style-name="T109"><text:s/></text:span><text:span text:style-name="T110">чём</text:span><text:span text:style-name="T111"><text:s/></text:span><text:span text:style-name="T112">основная</text:span><text:span text:style-name="T113"><text:s/></text:span><text:span text:style-name="T114">идея</text:span><text:span text:style-name="T115"><text:s/></text:span><text:span text:style-name="T116">стримов</text:span><text:span text:style-name="T117"><text:s/></text:span><text:span text:style-name="T118">из</text:span><text:span text:style-name="T119"><text:s/></text:span><text:span text:style-name="T120">пакета</text:span><text:span text:style-name="T121"><text:s/>java.util.stream?</text:span><text:span text:style-name="T122"/></text:p>
          </table:table-cell>
          <table:table-cell table:style-name="TableCell010701">
            <text:p text:style-name="P19"><text:span text:style-name="T123">Использование функционального стиля для обработки набора данных(потока) для упрощения фильтрации и другими манипуляциями(распаралеливание для ускорения).</text:span><text:span text:style-name="T124"/></text:p>
          </table:table-cell>
        </table:table-row>
        <table:table-row table:style-name="TableRow0108">
          <table:table-cell table:style-name="TableCell010800" table:number-columns-spanned="3">
            <text:p text:style-name="P22"><text:span text:style-name="T125">Разное</text:span><text:span text:style-name="T126"/></text:p>
          </table:table-cell>
          <table:covered-table-cell/>
          <table:covered-table-cell/>
        </table:table-row>
        <table:table-row table:style-name="TableRow0109">
          <table:table-cell table:style-name="TableCell010900">
            <text:p text:style-name="P25"><text:span text:style-name="T127">Каким</text:span><text:span text:style-name="T128"><text:s/></text:span><text:span text:style-name="T129">критериям</text:span><text:span text:style-name="T130"><text:s/></text:span><text:span text:style-name="T131">должна</text:span><text:span text:style-name="T132"><text:s/></text:span><text:span text:style-name="T133">удовлетворять</text:span><text:span text:style-name="T134"><text:s/></text:span><text:span text:style-name="T135">«</text:span><text:span text:style-name="T136">хорошая</text:span><text:span text:style-name="T137">»<text:s/></text:span><text:span text:style-name="T138">хэш</text:span><text:span text:style-name="T139">-</text:span><text:span text:style-name="T140">функция</text:span><text:span text:style-name="T141">?</text:span><text:span text:style-name="T142"/></text:p>
          </table:table-cell>
          <table:table-cell table:style-name="TableCell010901" table:number-columns-spanned="2">
            <text:p text:style-name="P25"><text:span text:style-name="T143">1)Быстрота вычислений 2)Минимизация коллизий</text:span><text:span text:style-name="T144"/></text:p>
          </table:table-cell>
          <table:covered-table-cell/>
        </table:table-row>
        <table:table-row table:style-name="TableRow0110">
          <table:table-cell table:style-name="TableCell011000">
            <text:p text:style-name="P27"><text:span text:style-name="T145">В</text:span><text:span text:style-name="T146"><text:s/></text:span><text:span text:style-name="T147">чём</text:span><text:span text:style-name="T148"><text:s/></text:span><text:span text:style-name="T149">причина</text:span><text:span text:style-name="T150"><text:s/></text:span><text:span text:style-name="T151">популярности</text:span><text:span text:style-name="T152"><text:s/></text:span><text:span text:style-name="T153">и</text:span><text:span text:style-name="T154"><text:s/></text:span><text:span text:style-name="T155">широкого</text:span><text:span text:style-name="T156"><text:s/></text:span><text:span text:style-name="T157">распространения</text:span><text:span text:style-name="T158"><text:s/></text:span><text:span text:style-name="T159">кодировки</text:span><text:span text:style-name="T160"><text:s/>UTF-8?</text:span><text:span text:style-name="T161"/></text:p>
          </table:table-cell>
          <table:table-cell table:style-name="TableCell011001" table:number-columns-spanned="2">
            <text:p text:style-name="P27"><text:span text:style-name="T162">Компактность и совместимость с<text:s/></text:span><text:span text:style-name="T163">ASCII</text:span></text:p>
          </table:table-cell>
          <table:covered-table-cell/>
        </table:table-row>
        <table:table-row table:style-name="TableRow0111">
          <table:table-cell table:style-name="TableCell011100">
            <text:p text:style-name="P29"><text:span text:style-name="T164">Сравните</text:span><text:span text:style-name="T165"><text:s/></text:span><text:span text:style-name="T166">форматы</text:span><text:span text:style-name="T167"><text:s/>XML<text:s/></text:span><text:span text:style-name="T168">и</text:span><text:span text:style-name="T169"><text:s/>JSON.<text:s/></text:span><text:span text:style-name="T170">Когда</text:span><text:span text:style-name="T171"><text:s/></text:span><text:span text:style-name="T172">какой</text:span><text:span text:style-name="T173"><text:s/></text:span><text:span text:style-name="T174">использовать</text:span><text:span text:style-name="T175">?</text:span><text:span text:style-name="T176"/></text:p>
          </table:table-cell>
          <table:table-cell table:style-name="TableCell011101" table:number-columns-spanned="2">
            <text:p text:style-name="P29"><text:span text:style-name="T176">JSON -<text:s/></text:span><text:span text:style-name="T177">быстрота, компапктность, а XML - поддержка метаданных, обработки, сложные типы данных. JSON - для скорости обмена,<text:s/></text:span><text:span text:style-name="T178">XML -</text:span><text:span text:style-name="T179"><text:s/>для</text:span><text:span text:style-name="T180"><text:s/></text:span><text:span text:style-name="T181">обработки данных и доплнительной информации.</text:span><text:span text:style-name="T182"/></text:p>
          </table:table-cell>
          <table:covered-table-cell/>
        </table:table-row>
        <table:table-row table:style-name="TableRow0112">
          <table:table-cell table:style-name="TableCell011200">
            <text:p text:style-name="P31"><text:span text:style-name="T183">Опишите</text:span><text:span text:style-name="T184"><text:s/></text:span><text:span text:style-name="T185">что</text:span><text:span text:style-name="T186"><text:s/></text:span><text:span text:style-name="T187">будет</text:span><text:span text:style-name="T188"><text:s/></text:span><text:span text:style-name="T189">происходить</text:span><text:span text:style-name="T190"><text:s/></text:span><text:span text:style-name="T191">«</text:span><text:span text:style-name="T192">под</text:span><text:span text:style-name="T193"><text:s/></text:span><text:span text:style-name="T194">капотом</text:span><text:span text:style-name="T195">»<text:s/></text:span><text:span text:style-name="T196">после</text:span><text:span text:style-name="T197"><text:s/></text:span><text:span text:style-name="T198">ввода</text:span><text:span text:style-name="T199"><text:s/></text:span><text:span text:style-name="T200">адреса</text:span><text:span text:style-name="T201"><text:s/></text:span><text:span text:style-name="T202">сайта</text:span><text:span text:style-name="T203"><text:s/></text:span><text:span text:style-name="T204">в</text:span><text:span text:style-name="T205"><text:s/></text:span><text:span text:style-name="T206">браузере</text:span><text:span text:style-name="T207"><text:s/></text:span><text:span text:style-name="T208">и</text:span><text:span text:style-name="T209"><text:s/></text:span><text:span text:style-name="T210">нажатия</text:span><text:span text:style-name="T211"><text:s/>Enter?</text:span><text:span text:style-name="T212"/></text:p>
          </table:table-cell>
          <table:table-cell table:style-name="TableCell011201" table:number-columns-spanned="2">
            <text:p text:style-name="P31"><text:span text:style-name="T213">Браузер после получения строки с запросом сделает проверку, добавит<text:s/></text:span><text:span text:style-name="T214">(</text:span><text:span text:style-name="T215">например,<text:s/></text:span><text:span text:style-name="T216">http</text:span><text:span text:style-name="T217">),отправляет запрос к DNS-серверам, устанавливает соединение с сервером и отправляет запрос на получение контента, после получения, обрабатывает веб страницу.</text:span><text:span text:style-name="T218"/></text:p>
          </table:table-cell>
          <table:covered-table-cell/>
        </table:table-row>
      </table:table>
      <text:p text:style-name="P33"><text:span text:style-name="T2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